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D0000036D3245A9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8.914cm" draw:z-index="0"><draw:image xlink:href="Pictures/100002010000027D0000036D3245A9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21:39:02.152000000</meta:creation-date>
    <dc:date>2015-08-13T22:05:26.451000000</dc:date>
    <meta:editing-duration>P0D</meta:editing-duration>
    <meta:editing-cycles>1</meta:editing-cycles>
    <meta:generator>LibreOffice/4.2.6.3$Windows_x86 LibreOffice_project/3fd416d4c6db7d3204c17ce57a1d70f6e531ee2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